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'Calibri MSFontService'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e53" officeooo:paragraph-rsid="0014fe53"/>
    </style:style>
    <style:style style:name="P2" style:family="paragraph" style:parent-style-name="Standard">
      <style:text-properties officeooo:rsid="0015db53" officeooo:paragraph-rsid="0015db53"/>
    </style:style>
    <style:style style:name="P3" style:family="paragraph" style:parent-style-name="Standard">
      <style:text-properties officeooo:rsid="0015db53" officeooo:paragraph-rsid="0016657c"/>
    </style:style>
    <style:style style:name="P4" style:family="paragraph" style:parent-style-name="Standard">
      <style:text-properties officeooo:rsid="00164bb0" officeooo:paragraph-rsid="00164bb0"/>
    </style:style>
    <style:style style:name="P5" style:family="paragraph" style:parent-style-name="Standard">
      <style:text-properties fo:font-variant="normal" fo:text-transform="none" style:use-window-font-color="true" fo:language="nb" fo:country="NO" fo:font-style="normal" fo:font-weight="normal" officeooo:paragraph-rsid="0016657c" fo:background-color="transparent"/>
    </style:style>
    <style:style style:name="P6" style:family="paragraph" style:parent-style-name="Standard">
      <style:text-properties fo:font-weight="normal" officeooo:paragraph-rsid="0016657c"/>
    </style:style>
    <style:style style:name="P7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17848f" officeooo:paragraph-rsid="0017848f" fo:background-color="transparent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Text_20_body">
      <style:text-properties fo:font-variant="normal" fo:text-transform="none" fo:language="nb" fo:country="NO" fo:font-style="normal" fo:font-weight="normal" officeooo:rsid="0015db53" officeooo:paragraph-rsid="0016657c"/>
    </style:style>
    <style:style style:name="P10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 fo:padding="0in" fo:border="none"/>
      <style:text-properties fo:font-variant="normal" fo:text-transform="none" fo:language="nb" fo:country="NO" fo:font-style="normal" fo:font-weight="normal"/>
    </style:style>
    <style:style style:name="P11" style:family="paragraph" style:parent-style-name="Text_20_body">
      <loext:graphic-properties draw:fill="none" draw:fill-color="#ffffff"/>
      <style:paragraph-properties fo:margin-left="0in" fo:margin-right="0in" style:line-height-at-least="0.1874in" fo:text-align="start" style:justify-single-word="false" fo:text-indent="0in" style:auto-text-indent="false" fo:background-color="transparent" fo:padding="0in" fo:border="none"/>
      <style:text-properties fo:font-variant="normal" fo:text-transform="none" fo:language="nb" fo:country="NO" fo:font-style="normal" fo:font-weight="normal" officeooo:paragraph-rsid="0016657c"/>
    </style:style>
    <style:style style:name="T1" style:family="text">
      <style:text-properties officeooo:rsid="0015db53"/>
    </style:style>
    <style:style style:name="T2" style:family="text">
      <style:text-properties officeooo:rsid="00164bb0"/>
    </style:style>
    <style:style style:name="T3" style:family="text">
      <style:text-properties officeooo:rsid="0016657c"/>
    </style:style>
    <style:style style:name="T4" style:family="text">
      <style:text-properties style:font-name="Calibri" fo:font-size="11pt" fo:language="nn" fo:country="NO"/>
    </style:style>
    <style:style style:name="T5" style:family="text">
      <style:text-properties style:font-name="Calibri" fo:font-size="11pt" fo:language="nn" fo:country="NO" officeooo:rsid="0016657c"/>
    </style:style>
    <style:style style:name="T6" style:family="text">
      <style:text-properties fo:color="#dcdcaa" style:font-name="Calibri" fo:font-size="11pt" fo:language="nn" fo:country="NO" officeooo:rsid="0016657c" fo:background-color="#1e1e1e" loext:char-shading-value="0"/>
    </style:style>
    <style:style style:name="T7" style:family="text">
      <style:text-properties fo:color="#d4d4d4" style:font-name="Calibri" fo:font-size="11pt" fo:language="nn" fo:country="NO" officeooo:rsid="0016657c" fo:background-color="#1e1e1e" loext:char-shading-value="0"/>
    </style:style>
    <style:style style:name="T8" style:family="text">
      <style:text-properties fo:color="#ce9178"/>
    </style:style>
    <style:style style:name="T9" style:family="text">
      <style:text-properties fo:font-variant="normal" fo:text-transform="none" style:font-name="Calibri" fo:font-size="11pt" fo:language="nn" fo:country="NO" fo:font-style="normal" officeooo:rsid="0016657c"/>
    </style:style>
    <style:style style:name="T10" style:family="text">
      <style:text-properties style:use-window-font-color="true" style:font-name="Calibri" fo:font-size="11pt" fo:language="nn" fo:country="NO" officeooo:rsid="0016657c" fo:background-color="#1e1e1e" loext:char-shading-value="0"/>
    </style:style>
    <style:style style:name="T11" style:family="text">
      <style:text-properties style:use-window-font-color="true" style:font-name="Calibri" fo:font-size="11pt" fo:language="nn" fo:country="NO" officeooo:rsid="0016657c" fo:background-color="transparent" loext:char-shading-value="0"/>
    </style:style>
    <style:style style:name="T12" style:family="text">
      <style:text-properties style:use-window-font-color="true" style:font-name="Calibri" fo:font-size="11pt" fo:language="nn" fo:country="NO" officeooo:rsid="0016657c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<text:span text:style-name="T1">p</text:span>rint(‘Hello World’)</text:p>
      <text:p text:style-name="P2">2.</text:p>
      <text:p text:style-name="P2"><text:tab/>text = ‘Dette er ein text’</text:p>
      <text:p text:style-name="P2"><text:tab/>print(lol)</text:p>
      <text:p text:style-name="P2">3.</text:p>
      <text:p text:style-name="P2"><text:tab/><text:span text:style-name="T2">variabel1 = 90</text:span></text:p>
      <text:p text:style-name="P2"><text:tab/><text:span text:style-name="T2">variabel2 = 1</text:span></text:p>
      <text:p text:style-name="P2"><text:tab/><text:span text:style-name="T2">sum = variabel1 + variabel2</text:span></text:p>
      <text:p text:style-name="P2"><text:tab/><text:span text:style-name="T2">print(sum)</text:span></text:p>
      <text:p text:style-name="P4">4.</text:p>
      <text:p text:style-name="P6"><text:span text:style-name="T9"><text:tab/></text:span><text:span text:style-name="T12">print(</text:span></text:p>
      <text:p text:style-name="P8">'''</text:p>
      <text:p text:style-name="P8">=============</text:p>
      <text:p text:style-name="P8">| <text:s text:c="31"/>|</text:p>
      <text:p text:style-name="P8">| <text:s text:c="31"/>|</text:p>
      <text:p text:style-name="P8">| <text:s text:c="31"/>|</text:p>
      <text:p text:style-name="P8">| <text:s text:c="31"/>|</text:p>
      <text:p text:style-name="P8">| <text:s text:c="31"/>|</text:p>
      <text:p text:style-name="P8">| <text:s text:c="31"/>|</text:p>
      <text:p text:style-name="P8">=============</text:p>
      <text:p text:style-name="P8">''')</text:p>
      <text:p text:style-name="P8"/>
      <text:p text:style-name="P7">5.</text:p>
      <text:p text:style-name="P7"><text:tab/>import random</text:p>
      <text:p text:style-name="P7"/>
      <text:p text:style-name="P7">r = random.randint(1,6)</text:p>
      <text:p text:style-name="P7"/>
      <text:p text:style-name="P7">if r == 1:</text:p>
      <text:p text:style-name="P7"><text:s text:c="4"/>print(</text:p>
      <text:p text:style-name="P7"><text:s text:c="8"/>'''</text:p>
      <text:p text:style-name="P7"><text:s text:c="8"/>---------</text:p>
      <text:p text:style-name="P7"><text:s text:c="8"/>| <text:s text:c="6"/>|</text:p>
      <text:p text:style-name="P7"><text:s text:c="8"/>| <text:s text:c="2"/>O <text:s text:c="2"/>|</text:p>
      <text:p text:style-name="P7"><text:s text:c="8"/>| <text:s text:c="6"/>|</text:p>
      <text:p text:style-name="P7"><text:s text:c="8"/>---------</text:p>
      <text:p text:style-name="P7"><text:s text:c="8"/>'''</text:p>
      <text:p text:style-name="P7"><text:s text:c="4"/>)</text:p>
      <text:p text:style-name="P7"/>
      <text:p text:style-name="P7">elif r == 2:</text:p>
      <text:p text:style-name="P7"><text:s text:c="4"/>print(</text:p>
      <text:p text:style-name="P7"><text:s text:c="8"/>'''</text:p>
      <text:p text:style-name="P7"><text:s text:c="8"/>---------</text:p>
      <text:p text:style-name="P7"><text:s text:c="8"/>| O <text:s text:c="4"/>|</text:p>
      <text:p text:style-name="P7"><text:s text:c="8"/>| <text:s text:c="6"/>|</text:p>
      <text:p text:style-name="P7"><text:s text:c="8"/>| <text:s text:c="4"/>O |</text:p>
      <text:p text:style-name="P7"><text:s text:c="8"/>---------</text:p>
      <text:p text:style-name="P7"><text:s text:c="8"/>'''</text:p>
      <text:p text:style-name="P7"><text:s text:c="4"/>)</text:p>
      <text:p text:style-name="P7">elif r == 3:</text:p>
      <text:p text:style-name="P7"><text:s text:c="4"/>print(</text:p>
      <text:p text:style-name="P7"><text:soft-page-break/><text:s text:c="8"/>'''</text:p>
      <text:p text:style-name="P7"><text:s text:c="8"/>---------</text:p>
      <text:p text:style-name="P7"><text:s text:c="8"/>| O <text:s text:c="4"/>|</text:p>
      <text:p text:style-name="P7"><text:s text:c="8"/>| <text:s text:c="2"/>O <text:s text:c="2"/>|</text:p>
      <text:p text:style-name="P7"><text:s text:c="8"/>| <text:s text:c="4"/>O |</text:p>
      <text:p text:style-name="P7"><text:s text:c="8"/>---------</text:p>
      <text:p text:style-name="P7"><text:s text:c="8"/>'''</text:p>
      <text:p text:style-name="P7"><text:s text:c="4"/>)</text:p>
      <text:p text:style-name="P7">elif r == 4:</text:p>
      <text:p text:style-name="P7"><text:s text:c="4"/>print(</text:p>
      <text:p text:style-name="P7"><text:s text:c="8"/>'''</text:p>
      <text:p text:style-name="P7"><text:s text:c="8"/>---------</text:p>
      <text:p text:style-name="P7"><text:s text:c="8"/>| O <text:s text:c="2"/>O |</text:p>
      <text:p text:style-name="P7"><text:s text:c="8"/>| <text:s text:c="6"/>|</text:p>
      <text:p text:style-name="P7"><text:s text:c="8"/>| O <text:s text:c="2"/>O |</text:p>
      <text:p text:style-name="P7"><text:s text:c="8"/>---------</text:p>
      <text:p text:style-name="P7"><text:s text:c="8"/>'''</text:p>
      <text:p text:style-name="P7"><text:s text:c="4"/>)</text:p>
      <text:p text:style-name="P7">elif r == 5:</text:p>
      <text:p text:style-name="P7"><text:s text:c="4"/>print(</text:p>
      <text:p text:style-name="P7"><text:s text:c="8"/>'''</text:p>
      <text:p text:style-name="P7"><text:s text:c="8"/>---------</text:p>
      <text:p text:style-name="P7"><text:s text:c="8"/>| O <text:s text:c="2"/>O |</text:p>
      <text:p text:style-name="P7"><text:s text:c="8"/>| <text:s text:c="2"/>O <text:s text:c="2"/>|</text:p>
      <text:p text:style-name="P7"><text:s text:c="8"/>| O <text:s text:c="2"/>O |</text:p>
      <text:p text:style-name="P7"><text:s text:c="8"/>---------</text:p>
      <text:p text:style-name="P7"><text:s text:c="8"/>'''</text:p>
      <text:p text:style-name="P7"><text:s text:c="4"/>)</text:p>
      <text:p text:style-name="P7">elif r == 6:</text:p>
      <text:p text:style-name="P7"><text:s text:c="4"/>print(</text:p>
      <text:p text:style-name="P7"><text:s text:c="8"/>'''</text:p>
      <text:p text:style-name="P7"><text:s text:c="8"/>---------</text:p>
      <text:p text:style-name="P7"><text:s text:c="8"/>| O O O |</text:p>
      <text:p text:style-name="P7"><text:s text:c="8"/>| <text:s text:c="6"/>|</text:p>
      <text:p text:style-name="P7"><text:s text:c="8"/>| O O O |</text:p>
      <text:p text:style-name="P7"><text:s text:c="8"/>---------</text:p>
      <text:p text:style-name="P7"><text:s text:c="8"/>'''</text:p>
      <text:p text:style-name="P7"><text:s text:c="4"/>)</text:p>
      <text:p text:style-name="P5"><text:span text:style-name="T5"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'Calibri MSFontService'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35:21.079801366</meta:creation-date>
    <dc:date>2018-11-08T11:11:56.583049805</dc:date>
    <meta:editing-duration>PT21H36M38S</meta:editing-duration>
    <meta:editing-cycles>1</meta:editing-cycles>
    <meta:document-statistic meta:table-count="0" meta:image-count="0" meta:object-count="0" meta:page-count="2" meta:paragraph-count="85" meta:word-count="165" meta:character-count="1220" meta:non-whitespace-character-count="495"/>
    <meta:generator>LibreOffice/6.1.2.1$Linux_X86_64 LibreOffice_project/10$Build-1</meta:generator>
  </office:meta>
</office:document-meta>
</file>